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rsid="00108cfe" officeooo:paragraph-rsid="00108cf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bookmark text:name="yui_3_17_2_1_1728394491041_117"/>Donner la liste des fichiers ou répertoires qui sont dans rep_etud à la profondeur 1, avec leurs droits et dates de création.</text:p>
          <text:p text:style-name="P4">Commande utilise</text:p>
        </text:list-item>
        <text:list-item>
          <text:p text:style-name="P2">Donnez la taille totale (en unité lisible par un humain et en n'affichant pas le détail des fichiers et répertoires qui sont dedans) de cette arborescence de répertoires et fichiers à profondeur complète.</text:p>
        </text:list-item>
        <text:list-item>
          <text:p text:style-name="P2">Donner un listing de tous les fichiers du répertoire et de ses sous-répertoires (etc.)  (avec leurs chemins relatifs long exprimés à partir de la position de la commande) avec leurs tailles respectives exprimées en unités lisibles par exemple en ko, Mo etc.</text:p>
        </text:list-item>
        <text:list-item>
          <text:p text:style-name="P2">Donner la taille du répertoire rep_etud/EBzOFaV3yC4M9S</text:p>
        </text:list-item>
        <text:list-item>
          <text:p text:style-name="P2">Discuter de ce que contiennent les fichiers de cette arborescence, donner des exemples issus de vos recherches dans cette arborescence.</text:p>
        </text:list-item>
        <text:list-item>
          <text:p text:style-name="P2">Décrire en français ce que représente l'image dans le fichier suivant et expliquer comment vous l'avez visualisée : rep_etud/YLvX89uzNyB/bin3Ly2GUG/Tif5H6YriPpxYq/rpjUl0/m0Ronk6zoFQtJ/LKIzi.jPg</text:p>
        </text:list-item>
        <text:list-item>
          <text:p text:style-name="P2">Décrire en français ce que représente l'image dans le fichier et expliquer comment vous l'avez visualisée : rep_etud/EBzOFaV3yC4M9S/tOhe7EUKoAlYLC/fM4beacwCaSQCe/yk4GiuZyh8tM/hh75gy.gIF</text:p>
        </text:list-item>
        <text:list-item>
          <text:p text:style-name="P2">Les fichiers ont-ils tous les même droits ? donner des exemples issus de vos recherches dans cette arborescence.</text:p>
        </text:list-item>
        <text:list-item>
          <text:p text:style-name="P2">Comment changer les droits du fichier XXXX ?</text:p>
        </text:list-item>
        <text:list-item>
          <text:p text:style-name="P2">Proposer une commande en une <text:span text:style-name="T1">unique</text:span> ligne (c.à.d. pas le droit de faire une commande [enter] puis une autre commande [enter]...) qui est capable de modifier les droits de rep_etud/EBzOFaV3yC4M9S/tOhe7EUKoAlYLC/fM4beacwCaSQCe/yk4GiuZyh8tM/hh75gy.gIF , puis de copier ce fichier dans le répertoire courant en le renommant en toto.png, puis de lister le contenu du répertoire courant en affichant les droits des fichiers.</text:p>
        </text:list-item>
        <text:list-item>
          <text:p text:style-name="P2">Donner le nombre de répertoires qui apparaissent dans cette arborescence, </text:p>
        </text:list-item>
        <text:list-item>
          <text:p text:style-name="P2">Donner le nombre de fichiers et répertoires (en ne les distinguant pas) qui apparaissent dans cette arborescence.</text:p>
        </text:list-item>
        <text:list-item>
          <text:p text:style-name="P2">Donner le nombre de fichiers sans les répertoires (il faut donc distinguer uniquement les fichiers) qui apparaissent dans cette arborescence.</text:p>
        </text:list-item>
        <text:list-item>
          <text:p text:style-name="P2">Donner un listing (sous la forme d'un fichier nommé output_liste_jpg.txt) de tous les fichiers dans cette arborescence se terminant par l’extension jpg </text:p>
        </text:list-item>
        <text:list-item>
          <text:p text:style-name="P2">Déterminer combien de fichiers dans cette arborescence se terminent par l’extension jpg</text:p>
        </text:list-item>
        <text:list-item>
          <text:p text:style-name="P2">Donner l'affichage d'une liste dans la console de tous les fichiers dans cette arborescence se terminant par l’extension jpg <text:span text:style-name="Strong_20_Emphasis">ou</text:span> png</text:p>
        </text:list-item>
        <text:list-item>
          <text:p text:style-name="P2">Écrire un <text:span text:style-name="Strong_20_Emphasis">script</text:span> qui prend 2 arguments :  <text:line-break/><text:line-break/>- une extension (par exemple jpg) <text:line-break/><text:line-break/><text:soft-page-break/>- un chemin de fichier <text:line-break/><text:line-break/>qui envoie le listing de tous les fichiers dans cette arborescence se terminant par l’extension vers le fichier passé en paramètre (qui sera créé s'il n'existe pas)</text:p>
        </text:list-item>
        <text:list-item>
          <text:p text:style-name="P1">Écrire un script  qui demande à l'utilisateur (via un prompt) une extension (par exemple png) qui affiche dans le bash la phrase : <text:line-break/><text:line-break/>'Il y a xx fichiers de type png dans l'arborescence ' <text:span text:style-name="Emphasis">(avec xx remplacé par la bonne valeur)</text:span> </text:p>
        </text:list-item>
        <text:list-item>
          <text:p text:style-name="P2">Donner un listing de tous les fichiers dans cette arborescence se terminant par l’extension jpg quel que soit la "<text:span text:style-name="T1">casse"</text:span> des caractères 'j', 'p' et 'g'. </text:p>
          <text:list>
            <text:list-item>
              <text:p text:style-name="P2">Exemples de terminaisons possibles : </text:p>
              <text:list>
                <text:list-item>
                  <text:p text:style-name="P2">.jpg</text:p>
                </text:list-item>
                <text:list-item>
                  <text:p text:style-name="P2">.jpG</text:p>
                </text:list-item>
                <text:list-item>
                  <text:p text:style-name="P2">.JPg</text:p>
                </text:list-item>
                <text:list-item>
                  <text:p text:style-name="P2">.jPG</text:p>
                </text:list-item>
                <text:list-item>
                  <text:p text:style-name="P2">.JpG</text:p>
                </text:list-item>
                <text:list-item>
                  <text:p text:style-name="P2">.JPG</text:p>
                </text:list-item>
                <text:list-item>
                  <text:p text:style-name="P2">etc.</text:p>
                </text:list-item>
              </text:list>
            </text:list-item>
          </text:list>
        </text:list-item>
        <text:list-item>
          <text:p text:style-name="P2">Modifier les droits des fichiers se terminant par l’extension jpg, quelle que soit la casse, en fichier en lecture/écriture par vous seuls et sans droits d'exécution.</text:p>
        </text:list-item>
        <text:list-item>
          <text:p text:style-name="P2">Déplacer tous les fichiers se terminant par l’extension jpg, quelle que soit la casse, dans le répertoire OutPuts. </text:p>
        </text:list-item>
        <text:list-item>
          <text:p text:style-name="P1">Donner la taille totale (en unité lisible) de tous les fichiers de cette arborescence, puis même question mais avec seulement tous les fichiers de type image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document-statistic meta:table-count="0" meta:image-count="0" meta:object-count="0" meta:page-count="2" meta:paragraph-count="31" meta:word-count="574" meta:character-count="3657" meta:non-whitespace-character-count="3127"/>
  </office:meta>
</office:document-meta>
</file>